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Utop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Plan</text:span> </text:p>
      <text:p text:style-name="P1"/>
      <text:p text:style-name="P1">written by <text:span text:style-name="T2">Herakliusz Lipiec, John O'Dowd and </text:span>Colman O'Keeffe</text:p>
      <text:p text:style-name="Standard"/>
      <text:p text:style-name="P2">Tic Tac Toe for the Arduino</text:p>
      <text:p text:style-name="Standard"/>
      <text:p text:style-name="Standard">We used an agile system.</text:p>
      <text:p text:style-name="Standard"/>
      <text:p text:style-name="Standard">We began with group discussions as to the building of the hardware circuit and what methods we would use to write the code to determine whether we could efficiently determine a win or a draw.</text:p>
      <text:p text:style-name="Standard"/>
      <text:p text:style-name="Standard">We discussed whether using two 1 : 16 demultiplexers would be a more efficient method of connecting to each of the 9 Patterns of LEDs and had a good discussion about whether a three person game was possible with a 4x4 grid. <text:s/>This would require a more efficient method of determining a winner.</text:p>
      <text:p text:style-name="Standard"/>
      <text:p text:style-name="Standard">Colman decided that he would build the circuit as described by the lecturer, this was later ammeded by Herakliusz in order to better suit his code.</text:p>
      <text:p text:style-name="Standard"/>
      <text:p text:style-name="Standard">Herakliusz wanted to write the i/o code and later decided to implement a GUI.</text:p>
      <text:p text:style-name="Standard"/>
      <text:p text:style-name="Standard">John wanted to do the theory on how to determine the winner.</text:p>
      <text:p text:style-name="Standard"/>
      <text:p text:style-name="Standard">Colman wanted to write the music, when I saw that it was a requirement for the project, i.e. the victory tune.</text:p>
      <text:p text:style-name="Standard"/>
      <text:p text:style-name="Standard">----------------------------------------------------End of Doc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.0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roject Pla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man O'Keeffe</meta:initial-creator>
    <meta:creation-date>2016-11-29T22:39:17.66</meta:creation-date>
    <dc:date>2016-11-29T23:53:39.03</dc:date>
    <dc:creator>Colman O'Keeffe</dc:creator>
    <meta:editing-duration>PT45M28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89" meta:character-count="1130"/>
  </office:meta>
</office:document-meta>
</file>